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 Compset1" svg:font-family="'B Compset'" style:font-adornments="Bold" style:font-pitch="variable"/>
    <style:font-face style:name="B Compset" svg:font-family="'B Compset'" style:font-adornments="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3.71pt"/>
    </style:style>
    <style:style style:name="co2" style:family="table-column">
      <style:table-column-properties fo:break-before="auto" style:column-width="111.15pt"/>
    </style:style>
    <style:style style:name="co3" style:family="table-column">
      <style:table-column-properties fo:break-before="auto" style:column-width="104.9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49.41pt"/>
    </style:style>
    <style:style style:name="co6" style:family="table-column">
      <style:table-column-properties fo:break-before="auto" style:column-width="163.64pt"/>
    </style:style>
    <style:style style:name="co7" style:family="table-column">
      <style:table-column-properties fo:break-before="auto" style:column-width="80.25pt"/>
    </style:style>
    <style:style style:name="co8" style:family="table-column">
      <style:table-column-properties fo:break-before="auto" style:column-width="108.79pt"/>
    </style:style>
    <style:style style:name="ro1" style:family="table-row">
      <style:table-row-properties style:row-height="33.8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 style:writing-mode="rl-tb"/>
      <style:text-properties fo:font-size="28pt" style:font-size-asian="28pt" style:font-size-complex="28pt"/>
    </style:style>
    <style:style style:name="ce2" style:family="table-cell" style:parent-style-name="Default">
      <style:text-properties fo:font-size="28pt" style:font-size-asian="28pt" style:font-size-complex="28pt"/>
    </style:style>
    <style:style style:name="ce3" style:family="table-cell" style:parent-style-name="Default">
      <style:text-properties style:font-name="Liberation Sans" fo:font-size="28pt" style:font-name-asian="Noto Sans CJK SC Regular" style:font-size-asian="28pt" style:font-name-complex="DejaVu Sans" style:font-size-complex="28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4" table:number-columns-repeated="5" table:default-cell-style-name="ce2"/>
        <table:table-column table:style-name="co7" table:default-cell-style-name="ce2"/>
        <table:table-column table:style-name="co4" table:default-cell-style-name="ce2"/>
        <table:table-column table:style-name="co8" table:default-cell-style-name="ce2"/>
        <table:table-column table:style-name="co4" table:number-columns-repeated="3" table:default-cell-style-name="ce2"/>
        <table:table-row table:style-name="ro1">
          <table:table-cell table:style-name="ce1" office:value-type="string" calcext:value-type="string">
            <text:p>Health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210/2.75" office:value-type="float" office:value="76.3636363636364" calcext:value-type="float">
            <text:p>76.3636363636</text:p>
          </table:table-cell>
          <table:table-cell table:number-columns-repeated="3"/>
          <table:table-cell office:value-type="string" calcext:value-type="string">
            <text:p>level</text:p>
          </table:table-cell>
          <table:table-cell office:value-type="float" office:value="0" calcext:value-type="float">
            <text:p>0</text:p>
          </table:table-cell>
          <table:table-cell table:formula="of:=0.16*[.L1]^2 + 0.15*[.L1] + 1" office:value-type="float" office:value="1" calcext:value-type="float">
            <text:p>1</text:p>
          </table:table-cell>
          <table:table-cell/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nemies – 1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formula="of:=0.16*[.L2]^2 + 0.15*[.L2] + 1" office:value-type="float" office:value="1.31" calcext:value-type="float">
            <text:p>1.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formula="of:=0.16*[.L3]^2 + 0.15*[.L3] + 1" office:value-type="float" office:value="1.94" calcext:value-type="float">
            <text:p>1.9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Total enemies</text:p>
          </table:table-cell>
          <table:table-cell office:value-type="float" office:value="8" calcext:value-type="float">
            <text:p>8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formula="of:=0.16*[.L4]^2 + 0.15*[.L4] + 1" office:value-type="float" office:value="2.89" calcext:value-type="float">
            <text:p>2.8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/>
        </table:table-row>
        <table:table-row table:style-name="ro1">
          <table:table-cell office:value-type="string" calcext:value-type="string">
            <text:p>Total healings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formula="of:=0.16*[.L5]^2 + 0.15*[.L5] + 1" office:value-type="float" office:value="4.16" calcext:value-type="float">
            <text:p>4.1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Weapon</text:p>
          </table:table-cell>
          <table:table-cell office:value-type="string" calcext:value-type="string">
            <text:p>Stick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formula="of:=0.16*[.L6]^2 + 0.15*[.L6] + 1" office:value-type="float" office:value="5.75" calcext:value-type="float">
            <text:p>5.75</text:p>
          </table:table-cell>
          <table:table-cell table:number-columns-repeated="3"/>
          <table:table-cell table:formula="of:=75*1*1.25" office:value-type="float" office:value="93.75" calcext:value-type="float">
            <text:p>93.75</text:p>
          </table:table-cell>
          <table:table-cell/>
        </table:table-row>
        <table:table-row table:style-name="ro1">
          <table:table-cell office:value-type="string" calcext:value-type="string">
            <text:p>Dungeon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formula="of:=0.16*[.L7]^2 + 0.15*[.L7] + 1" office:value-type="float" office:value="7.66" calcext:value-type="float">
            <text:p>7.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xt XP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evel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7"/>
          <table:table-cell table:formula="of:=100-(100/1.25) - 120/(1.25*1.31) + 160" office:value-type="float" office:value="106.717557251908" calcext:value-type="float">
            <text:p>106.7175572519</text:p>
          </table:table-cell>
          <table:table-cell table:style-name="ce3" table:formula="of:=100-(75/1.25) - 130/(1.25*1.31) + 160" office:value-type="float" office:value="120.610687022901" calcext:value-type="float">
            <text:p>120.6106870229</text:p>
          </table:table-cell>
          <table:table-cell table:formula="of:=100-100+160" office:value-type="float" office:value="160" calcext:value-type="float">
            <text:p>160</text:p>
          </table:table-cell>
          <table:table-cell table:number-columns-repeated="8"/>
        </table:table-row>
        <table:table-row table:style-name="ro1" table:number-rows-repeated="1048564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 Compset1" svg:font-family="'B Compset'" style:font-adornments="Bold" style:font-pitch="variable"/>
    <style:font-face style:name="B Compset" svg:font-family="'B Compset'" style:font-adornments="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595.45pt" fo:page-height="841.69pt" style:shadow="none" fo:background-color="transparent" style:writing-mode="rl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style:font-name="B Compset" fo:font-size="15pt" fo:font-weight="bold" style:font-name-complex="B Compset1" style:font-size-complex="15pt" style:font-weight-complex="bold"/>
    </style:style>
  </office:automatic-styles>
  <office:master-styles>
    <style:master-page style:name="Default" style:page-layout-name="Mpm1">
      <style:header>
        <text:p><text:span text:style-name="MT1">جدول تمرین ویولن متین</text:span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2">00/00/0000</text:date>, <text:time style:data-style-name="N2" text:time-value="22:44:24.2997062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13:40:59.473473567</meta:creation-date>
    <meta:generator>LibreOffice/5.1.6.2$Linux_X86_64 LibreOffice_project/10m0$Build-2</meta:generator>
    <dc:date>2017-11-12T22:53:42.807141700</dc:date>
    <meta:editing-duration>PT33M54S</meta:editing-duration>
    <meta:editing-cycles>4</meta:editing-cycles>
    <meta:document-statistic meta:table-count="1" meta:cell-count="53" meta:object-count="0"/>
  </office:meta>
</office:document-meta>
</file>